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6.518cm" fo:min-width="8.158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2.2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16cm" fo:min-width="1.365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6.518cm" fo:min-width="19.612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5cm" fo:min-width="8.121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0.037cm" fo:min-width="8.142cm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0.831cm" fo:min-width="0.163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draw:marker-start-width="0.518cm" draw:marker-end="Rounded_20_short_20_Arrow" draw:marker-end-width="0.618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6.518cm" fo:min-width="19.735cm" fo:padding-top="0.177cm" fo:padding-bottom="0.177cm" fo:padding-left="0.302cm" fo:padding-right="0.302cm"/>
    </style:style>
    <style:style style:name="gr12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5cm" fo:min-width="8.121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106cm" draw:marker-start-width="0.518cm" draw:marker-end="Arrow" draw:marker-end-width="0.618cm" draw:fill="none" draw:textarea-vertical-align="middle" fo:padding-top="0.178cm" fo:padding-bottom="0.178cm" fo:padding-left="0.303cm" fo:padding-right="0.303cm"/>
    </style:style>
    <style:style style:name="gr14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5cm" fo:min-width="8.121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106cm" draw:marker-start-width="0.518cm" draw:marker-end="Symmetric_20_Arrow" draw:marker-end-width="0.618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2.396cm" fo:min-width="0.676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3.121cm" fo:min-width="0.344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.408cm" fo:min-width="6.047cm"/>
    </style:style>
    <style:style style:name="gr19" style:family="graphic" style:parent-style-name="objectwithoutfill">
      <style:graphic-properties svg:stroke-width="0.106cm" draw:marker-start-width="0.677cm" draw:marker-end="Symmetric_20_Arrow" draw:marker-end-width="0.777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00ffff"/>
      <style:paragraph-properties fo:text-align="center"/>
      <style:text-properties style:font-name="Liberation Sans" fo:font-size="18pt" fo:font-weight="bold" style:letter-kerning="true" style:font-name-asian="WenQuanYi Micro Hei" style:font-size-asian="18pt" style:font-weight-asian="bold" style:font-name-complex="Lohit Devanagari" style:font-size-complex="18pt" style:font-weight-complex="bold"/>
    </style:style>
    <style:style style:name="P6" style:family="paragraph">
      <loext:graphic-properties draw:fill="none" draw:fill-color="#00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ans" fo:font-size="20pt" fo:font-weight="bold" style:letter-kerning="true" style:font-name-asian="WenQuanYi Micro Hei" style:font-size-asian="20pt" style:font-weight-asian="bold" style:font-name-complex="Lohit Devanagari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62cm" svg:height="6.872cm" svg:x="2.337cm" svg:y="8.50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6cm" svg:height="2.453cm" svg:x="3.287cm" svg:y="8.593cm">
          <draw:text-box>
            <text:p><text:span text:style-name="T1">Framework_A</text:span></text:p>
          </draw:text-box>
        </draw:frame>
        <draw:custom-shape draw:style-name="gr3" draw:text-style-name="P1" draw:layer="layout" svg:width="2.787cm" svg:height="1.516cm" svg:x="2.576cm" svg:y="10.588cm">
          <text:p text:style-name="P3"><text:span text:style-name="T2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2.598cm" svg:y="13.101cm">
          <text:p text:style-name="P3"><text:span text:style-name="T2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7.514cm" svg:y="11.625cm">
          <text:p text:style-name="P3"><text:span text:style-name="T2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71cm" svg:y1="11.346cm" svg:x2="7.585cm" svg:y2="12.157cm">
          <text:p/>
        </draw:line>
        <draw:line draw:style-name="gr4" draw:text-style-name="P1" draw:layer="layout" svg:x1="5.411cm" svg:y1="13.768cm" svg:x2="7.501cm" svg:y2="12.708cm">
          <text:p/>
        </draw:line>
        <draw:custom-shape draw:style-name="gr5" draw:text-style-name="P1" draw:layer="layout" svg:width="20.216cm" svg:height="6.872cm" svg:x="12.437cm" svg:y="8.50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921cm" svg:height="1.75cm" svg:x="19.34cm" svg:y="8.484cm">
          <draw:text-box>
            <text:p><text:span text:style-name="T1">Taskflow_B</text:span></text:p>
          </draw:text-box>
        </draw:frame>
        <draw:custom-shape draw:style-name="gr3" draw:text-style-name="P1" draw:layer="layout" svg:width="2.787cm" svg:height="1.516cm" svg:x="12.676cm" svg:y="10.588cm">
          <text:p text:style-name="P3"><text:span text:style-name="T2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12.698cm" svg:y="13.101cm">
          <text:p text:style-name="P3"><text:span text:style-name="T2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29.362cm" svg:y="10.854cm">
          <text:p text:style-name="P3"><text:span text:style-name="T2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511cm" svg:y1="13.768cm" svg:x2="17.601cm" svg:y2="12.708cm">
          <text:p/>
        </draw:line>
        <draw:custom-shape draw:style-name="gr7" draw:text-style-name="P5" draw:layer="layout" svg:width="8.701cm" svg:height="1.365cm" svg:x="17.598cm" svg:y="11.19cm">
          <text:p text:style-name="P3"><text:span text:style-name="T3">ModuleA (Taskflow_A)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8.722cm" svg:height="0.367cm" draw:transform="skewX (1.04807021582259) translate (18.227cm 10.8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743cm" svg:height="1.161cm" draw:transform="skewX (0.566184809346961) rotate (0.565486677646163) translate (26.343cm 11.189cm)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6.709cm" svg:y1="11.704cm" svg:x2="29.381cm" svg:y2="11.704cm">
          <text:p/>
        </draw:line>
        <draw:custom-shape draw:style-name="gr11" draw:text-style-name="P1" draw:layer="layout" svg:width="20.339cm" svg:height="6.872cm" svg:x="12.244cm" svg:y="16.52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921cm" svg:height="1.75cm" svg:x="18.897cm" svg:y="16.681cm">
          <draw:text-box>
            <text:p><text:span text:style-name="T1">Framework_D</text:span></text:p>
          </draw:text-box>
        </draw:frame>
        <draw:custom-shape draw:style-name="gr3" draw:text-style-name="P1" draw:layer="layout" svg:width="2.787cm" svg:height="1.516cm" svg:x="12.745cm" svg:y="18.745cm">
          <text:p text:style-name="P3"><text:span text:style-name="T2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12.767cm" svg:y="21.258cm">
          <text:p text:style-name="P3"><text:span text:style-name="T2">D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8.701cm" svg:height="1.365cm" svg:x="18.191cm" svg:y="18.855cm">
          <text:p text:style-name="P3"><text:span text:style-name="T3">ModuleB (Framework_B)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8.722cm" svg:height="0.367cm" draw:transform="skewX (1.04807021582259) translate (18.82cm 18.46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743cm" svg:height="1.161cm" draw:transform="skewX (0.566184809346961) rotate (0.565486677646163) translate (26.936cm 18.854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7.302cm" svg:y1="19.369cm" svg:x2="29.441cm" svg:y2="20.263cm">
          <text:p/>
        </draw:line>
        <draw:line draw:style-name="gr13" draw:text-style-name="P1" draw:layer="layout" svg:x1="15.568cm" svg:y1="19.5cm" svg:x2="18.24cm" svg:y2="19.5cm">
          <text:p/>
        </draw:line>
        <draw:line draw:style-name="gr13" draw:text-style-name="P1" draw:layer="layout" svg:x1="15.576cm" svg:y1="21.947cm" svg:x2="18.248cm" svg:y2="21.947cm">
          <text:p/>
        </draw:line>
        <draw:custom-shape draw:style-name="gr14" draw:text-style-name="P5" draw:layer="layout" svg:width="8.701cm" svg:height="1.365cm" svg:x="18.224cm" svg:y="21.269cm">
          <text:p text:style-name="P3"><text:span text:style-name="T3">ModuleC (Framework_C)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8.722cm" svg:height="0.367cm" draw:transform="skewX (1.04807021582259) translate (18.853cm 20.8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743cm" svg:height="1.161cm" draw:transform="skewX (0.566184809346961) rotate (0.565486677646163) translate (26.969cm 21.268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7.276cm" svg:y1="21.625cm" svg:x2="29.441cm" svg:y2="21.034cm">
          <text:p/>
        </draw:line>
        <draw:custom-shape draw:style-name="gr3" draw:text-style-name="P1" draw:layer="layout" svg:width="2.787cm" svg:height="1.516cm" svg:x="29.43cm" svg:y="19.89cm">
          <text:p text:style-name="P3"><text:span text:style-name="T2">D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62cm" svg:height="6.872cm" svg:x="2.172cm" svg:y="16.57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6cm" svg:height="2.453cm" svg:x="3.122cm" svg:y="16.665cm">
          <draw:text-box>
            <text:p><text:span text:style-name="T1">Framework_C</text:span></text:p>
          </draw:text-box>
        </draw:frame>
        <draw:custom-shape draw:style-name="gr3" draw:text-style-name="P1" draw:layer="layout" svg:width="2.787cm" svg:height="1.516cm" svg:x="2.411cm" svg:y="18.66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2.433cm" svg:y="21.173cm">
          <text:p text:style-name="P3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7.415cm" svg:y="18.506cm">
          <text:p text:style-name="P3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206cm" svg:y1="19.418cm" svg:x2="7.888cm" svg:y2="21.25cm">
          <text:p/>
        </draw:line>
        <draw:custom-shape draw:style-name="gr3" draw:text-style-name="P1" draw:layer="layout" svg:width="2.787cm" svg:height="1.516cm" svg:x="7.514cm" svg:y="20.986cm">
          <text:p text:style-name="P3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176cm" svg:y1="21.914cm" svg:x2="7.458cm" svg:y2="21.914cm">
          <text:p/>
        </draw:line>
        <draw:line draw:style-name="gr13" draw:text-style-name="P1" draw:layer="layout" svg:x1="5.2cm" svg:y1="19.301cm" svg:x2="7.482cm" svg:y2="19.301cm">
          <text:p/>
        </draw:line>
        <draw:line draw:style-name="gr15" draw:text-style-name="P1" draw:layer="layout" svg:x1="15.466cm" svg:y1="11.363cm" svg:x2="17.537cm" svg:y2="11.363cm">
          <text:p/>
        </draw:line>
        <draw:line draw:style-name="gr13" draw:text-style-name="P1" draw:layer="layout" svg:x1="15.472cm" svg:y1="13.937cm" svg:x2="20.421cm" svg:y2="13.937cm">
          <text:p/>
        </draw:line>
        <draw:custom-shape draw:style-name="gr3" draw:text-style-name="P1" draw:layer="layout" svg:width="2.787cm" svg:height="1.516cm" svg:x="20.331cm" svg:y="13.103cm">
          <text:p text:style-name="P3"><text:span text:style-name="T2">B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.344cm" svg:height="5.292cm" svg:x="11.115cm" svg:y="9.79cm">
          <text:p/>
          <draw:enhanced-geometry svg:viewBox="0 0 21600 21600" draw:text-areas="0 ?f0 ?f5 ?f2" draw:type="right-arrow" draw:modifiers="8977.24907063197 3921.707916115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7" draw:layer="layout" svg:width="1.344cm" svg:height="5.292cm" svg:x="11.021cm" svg:y="17.622cm">
          <text:p/>
          <draw:enhanced-geometry svg:viewBox="0 0 21600 21600" draw:text-areas="0 ?f0 ?f5 ?f2" draw:type="right-arrow" draw:modifiers="8977.24907063197 3921.707916115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7" draw:layer="layout" svg:width="9.583cm" svg:height="1.064cm" svg:x="17.6cm" svg:y="15.422cm">
          <text:p/>
          <draw:enhanced-geometry svg:viewBox="0 0 21600 21600" draw:mirror-vertical="false" draw:mirror-horizontal="false" draw:text-areas="?f0 0 ?f2 ?f5" draw:type="down-arrow" draw:modifiers="9517.5 3422.625147812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.787cm" svg:height="1.516cm" svg:x="26.432cm" svg:y="13.103cm">
          <text:p text:style-name="P3"><text:span text:style-name="T2">B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6.604cm" svg:y1="11.695cm" svg:x2="27.45cm" svg:y2="13.075cm">
          <text:p/>
        </draw:line>
        <draw:custom-shape draw:style-name="gr3" draw:text-style-name="P1" draw:layer="layout" svg:width="2.787cm" svg:height="1.516cm" svg:x="29.632cm" svg:y="13.103cm">
          <text:p text:style-name="P3"><text:span text:style-name="T2">B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6.657cm" svg:y1="11.716cm" svg:x2="29.942cm" svg:y2="13.0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21:36:14.565873647</meta:creation-date>
    <dc:date>2019-08-05T17:04:26.693961838</dc:date>
    <meta:editing-duration>PT10M54S</meta:editing-duration>
    <meta:editing-cycles>31</meta:editing-cycles>
    <meta:generator>LibreOffice/5.1.6.2$Linux_X86_64 LibreOffice_project/10m0$Build-2</meta:generator>
    <meta:document-statistic meta:object-count="51"/>
  </office:meta>
</office:document-meta>
</file>